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01cm"/>
    </style:style>
    <style:style style:name="gr7" style:family="graphic" style:parent-style-name="standard">
      <style:graphic-properties draw:stroke="dash" draw:stroke-dash="Fine_20_Dashed" svg:stroke-width="0.508cm" svg:stroke-color="#ff33ff" draw:marker-start-width="1.727cm" draw:marker-end-width="1.727cm" draw:textarea-vertical-align="middle" fo:padding-top="0.379cm" fo:padding-bottom="0.379cm" fo:padding-left="0.504cm" fo:padding-right="0.504cm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fo:min-height="4.741cm"/>
    </style:style>
    <style:style style:name="gr9" style:family="graphic" style:parent-style-name="standard">
      <style:graphic-properties draw:stroke="dash" draw:stroke-dash="Fine_20_Dashed" svg:stroke-width="0.508cm" svg:stroke-color="#ff0000" draw:marker-start-width="1.727cm" draw:marker-end-width="1.727cm" draw:textarea-vertical-align="middle" fo:padding-top="0.379cm" fo:padding-bottom="0.379cm" fo:padding-left="0.504cm" fo:padding-right="0.504cm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048cm" svg:height="5.715cm" svg:x="1.889cm" svg:y="2.27cm">
          <text:p/>
        </draw:rect>
        <draw:circle draw:style-name="gr2" draw:text-style-name="P1" draw:layer="layout" svg:width="1.905cm" svg:height="1.905cm" svg:x="2.424cm" svg:y="5.572cm">
          <text:p text:style-name="P1">-</text:p>
        </draw:circle>
        <draw:circle draw:style-name="gr2" draw:text-style-name="P1" draw:layer="layout" svg:width="1.905cm" svg:height="1.905cm" svg:x="2.425cm" svg:y="2.873cm">
          <text:p text:style-name="P1">+</text:p>
        </draw:circle>
        <draw:rect draw:style-name="gr1" draw:text-style-name="P1" draw:layer="layout" svg:width="6.096cm" svg:height="6.731cm" svg:x="10.525cm" svg:y="3.921cm">
          <text:p/>
        </draw:rect>
        <draw:rect draw:style-name="gr1" draw:text-style-name="P1" draw:layer="layout" svg:width="2.413cm" svg:height="1.651cm" svg:x="11.033cm" svg:y="8.239cm">
          <text:p/>
        </draw:rect>
        <draw:frame draw:style-name="gr3" xml:id="id1" draw:id="id1" draw:layer="layout" svg:width="2.159cm" svg:height="1.143cm" svg:x="11.16cm" svg:y="8.493cm">
          <draw:text-box>
            <text:p>Post</text:p>
          </draw:text-box>
        </draw:frame>
        <draw:rect draw:style-name="gr1" draw:text-style-name="P1" draw:layer="layout" svg:width="2.413cm" svg:height="1.651cm" svg:x="13.834cm" svg:y="4.54cm">
          <text:p/>
        </draw:rect>
        <draw:frame draw:style-name="gr3" draw:layer="layout" svg:width="2.159cm" svg:height="1.143cm" svg:x="13.961cm" svg:y="4.794cm">
          <draw:text-box>
            <text:p>Post</text:p>
          </draw:text-box>
        </draw:frame>
        <draw:frame draw:style-name="gr3" draw:layer="layout" svg:width="5.207cm" svg:height="1.143cm" svg:x="11.033cm" svg:y="6.715cm">
          <draw:text-box>
            <text:p>Circuit Breaker</text:p>
          </draw:text-box>
        </draw:frame>
        <draw:frame draw:style-name="gr4" draw:layer="layout" svg:width="3.048cm" svg:height="0.962cm" svg:x="1.889cm" svg:y="4.737cm">
          <draw:text-box>
            <text:p><text:s/>Charger</text:p>
          </draw:text-box>
        </draw:frame>
        <draw:rect draw:style-name="gr1" draw:text-style-name="P1" draw:layer="layout" svg:width="5.715cm" svg:height="13.208cm" svg:x="20.812cm" svg:y="2.016cm">
          <text:p/>
        </draw:rect>
        <draw:rect draw:style-name="gr2" draw:text-style-name="P1" draw:layer="layout" svg:width="1.778cm" svg:height="1.016cm" svg:x="19.034cm" svg:y="2.313cm">
          <text:p text:style-name="P1">+</text:p>
        </draw:rect>
        <draw:rect draw:style-name="gr2" draw:text-style-name="P1" xml:id="id2" draw:id="id2" draw:layer="layout" svg:width="1.778cm" svg:height="1.016cm" svg:x="19.034cm" svg:y="3.813cm">
          <text:p text:style-name="P1">-</text:p>
        </draw:rect>
        <draw:rect draw:style-name="gr2" draw:text-style-name="P1" draw:layer="layout" svg:width="3.937cm" svg:height="1.651cm" svg:x="3.159cm" svg:y="14.462cm">
          <text:p text:style-name="P1">Voltmeter</text:p>
        </draw:rect>
        <draw:line draw:style-name="gr5" draw:text-style-name="P1" draw:layer="layout" svg:x1="3.667cm" svg:y1="13.192cm" svg:x2="3.413cm" svg:y2="7.985cm">
          <text:p/>
        </draw:line>
        <draw:line draw:style-name="gr5" draw:text-style-name="P1" draw:layer="layout" svg:x1="6.588cm" svg:y1="13.319cm" svg:x2="5.191cm" svg:y2="3.032cm">
          <text:p/>
        </draw:line>
        <draw:rect draw:style-name="gr2" draw:text-style-name="P1" draw:layer="layout" svg:width="6.731cm" svg:height="1.778cm" svg:x="9.082cm" svg:y="17.383cm">
          <text:p text:style-name="P1">Pico PSU</text:p>
        </draw:rect>
        <draw:frame draw:style-name="gr6" draw:layer="layout" svg:width="4.699cm" svg:height="1.651cm" svg:x="22.501cm" svg:y="7.731cm">
          <draw:text-box>
            <text:p>Battery</text:p>
          </draw:text-box>
        </draw:frame>
        <draw:rect draw:style-name="gr2" draw:text-style-name="P1" draw:layer="layout" svg:width="0.889cm" svg:height="1.016cm" svg:x="14.643cm" svg:y="16.34cm">
          <text:p text:style-name="P1">+</text:p>
        </draw:rect>
        <draw:rect draw:style-name="gr2" draw:text-style-name="P1" draw:layer="layout" svg:width="0.889cm" svg:height="1.016cm" svg:x="9.444cm" svg:y="16.34cm">
          <text:p text:style-name="P1">-</text:p>
        </draw:rect>
        <draw:line draw:style-name="gr5" draw:text-style-name="P1" draw:layer="layout" svg:x1="5.318cm" svg:y1="2.905cm" svg:x2="15.224cm" svg:y2="16.24cm">
          <text:p/>
        </draw:line>
        <draw:line draw:style-name="gr5" draw:text-style-name="P1" draw:layer="layout" svg:x1="10.017cm" svg:y1="16.113cm" svg:x2="3.54cm" svg:y2="8.112cm">
          <text:p/>
        </draw:line>
        <draw:line draw:style-name="gr5" draw:text-style-name="P1" draw:layer="layout" svg:x1="18.907cm" svg:y1="2.905cm" svg:x2="5.191cm" svg:y2="2.905cm">
          <text:p/>
        </draw:line>
        <draw:connector draw:style-name="gr7" draw:text-style-name="P1" draw:layer="layout" svg:x1="5.204cm" svg:y1="6.835cm" svg:x2="11.16cm" svg:y2="9.064cm" draw:end-shape="id1" draw:end-glue-point="3" svg:d="M5204 6835h2728v2229h3228">
          <text:p/>
        </draw:connector>
        <draw:frame draw:style-name="gr8" draw:text-style-name="P2" draw:layer="layout" svg:width="11.589cm" svg:height="4.991cm" svg:x="15.651cm" svg:y="15.632cm">
          <draw:text-box>
            <text:p><text:span text:style-name="T1">Purple and red lines represent potential paths.</text:span></text:p>
            <text:p><text:span text:style-name="T1"/></text:p>
            <text:p><text:span text:style-name="T1">Upper path bypasses breaker and allows for battery charging when not switched on. <text:s/>The downside is it does not protect path between charger and battery.</text:span></text:p>
            <text:p><text:span text:style-name="T1"/></text:p>
            <text:p><text:span text:style-name="T1">Lower path uses breaker and protects charger path. <text:s/>The downside if any is that the charger can run the computer directly without the battery. <text:s/>Seems safer because charger itself can have protection.</text:span></text:p>
          </draw:text-box>
        </draw:frame>
        <draw:rect draw:style-name="gr2" draw:text-style-name="P1" draw:layer="layout" svg:width="0.889cm" svg:height="1.016cm" svg:x="3.345cm" svg:y="13.44cm">
          <text:p text:style-name="P1">-</text:p>
        </draw:rect>
        <draw:rect draw:style-name="gr2" draw:text-style-name="P1" draw:layer="layout" svg:width="0.889cm" svg:height="1.016cm" svg:x="6.046cm" svg:y="13.44cm">
          <text:p text:style-name="P1">+</text:p>
        </draw:rect>
        <draw:connector draw:style-name="gr9" draw:text-style-name="P1" draw:layer="layout" draw:line-skew="-0.776cm" svg:x1="5.18cm" svg:y1="6.026cm" svg:x2="14.882cm" svg:y2="3.496cm" svg:d="M5180 6026h4075v-2530h5627">
          <text:p/>
        </draw:connector>
        <draw:connector draw:style-name="gr9" draw:text-style-name="P1" draw:layer="layout" svg:x1="14.68cm" svg:y1="3.526cm" svg:x2="18.568cm" svg:y2="4.063cm" svg:d="M14680 3526h1944v537h1944">
          <text:p/>
        </draw:connector>
        <draw:connector draw:style-name="gr7" draw:text-style-name="P1" draw:layer="layout" draw:line-skew="1.363cm" svg:x1="16.555cm" svg:y1="4.683cm" svg:x2="19.034cm" svg:y2="4.321cm" draw:end-shape="id2" draw:end-glue-point="3" svg:d="M16555 4683h2352v-362h1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1-11T23:02:35</meta:creation-date>
    <meta:editing-duration>PT16M30S</meta:editing-duration>
    <meta:editing-cycles>2</meta:editing-cycles>
    <meta:generator>OpenOffice/4.1.11$FreeBSD/amd64 OpenOffice.org_project/4111m1$Build-9808</meta:generator>
    <dc:date>2022-06-23T12:02:19</dc:date>
    <meta:document-statistic meta:object-count="30"/>
  </office:meta>
</office:document-meta>
</file>